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unktion" style:family="table">
      <style:table-properties style:width="17.013cm" fo:margin-left="0cm" fo:margin-right="-0.012cm" table:align="margins"/>
    </style:style>
    <style:style style:name="Funktion.A" style:family="table-column">
      <style:table-column-properties style:column-width="6.535cm" style:rel-column-width="3705*"/>
    </style:style>
    <style:style style:name="Funktion.B" style:family="table-column">
      <style:table-column-properties style:column-width="9.155cm" style:rel-column-width="5190*"/>
    </style:style>
    <style:style style:name="Funktion.C" style:family="table-column">
      <style:table-column-properties style:column-width="1.323cm" style:rel-column-width="750*"/>
    </style:style>
    <style:style style:name="Funktio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Funktion.C1" style:family="table-cell">
      <style:table-cell-properties fo:padding="0.097cm" fo:border="0.002cm solid #000000"/>
    </style:style>
    <style:style style:name="Funktion.A2" style:family="table-cell">
      <style:table-cell-properties fo:padding="0.097cm" fo:border-left="0.002cm solid #000000" fo:border-right="none" fo:border-top="none" fo:border-bottom="0.002cm solid #000000"/>
    </style:style>
    <style:style style:name="Funktion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ösungsweg" style:family="table">
      <style:table-properties style:width="17.013cm" fo:margin-left="0cm" fo:margin-right="-0.012cm" table:align="margins"/>
    </style:style>
    <style:style style:name="Lösungsweg.A" style:family="table-column">
      <style:table-column-properties style:column-width="6.562cm" style:rel-column-width="3720*"/>
    </style:style>
    <style:style style:name="Lösungsweg.B" style:family="table-column">
      <style:table-column-properties style:column-width="9.102cm" style:rel-column-width="5160*"/>
    </style:style>
    <style:style style:name="Lösungsweg.C" style:family="table-column">
      <style:table-column-properties style:column-width="1.349cm" style:rel-column-width="765*"/>
    </style:style>
    <style:style style:name="Lösungswe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ösungsweg.C1" style:family="table-cell">
      <style:table-cell-properties fo:padding="0.097cm" fo:border="0.002cm solid #000000"/>
    </style:style>
    <style:style style:name="Lösungsweg.A2" style:family="table-cell">
      <style:table-cell-properties fo:padding="0.097cm" fo:border-left="0.002cm solid #000000" fo:border-right="none" fo:border-top="none" fo:border-bottom="0.002cm solid #000000"/>
    </style:style>
    <style:style style:name="Lösungswe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6.562cm" style:rel-column-width="3720*"/>
    </style:style>
    <style:style style:name="Tabelle1.B" style:family="table-column">
      <style:table-column-properties style:column-width="9.102cm" style:rel-column-width="5160*"/>
    </style:style>
    <style:style style:name="Tabelle1.C" style:family="table-column">
      <style:table-column-properties style:column-width="1.349cm" style:rel-column-width="76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6.562cm" style:rel-column-width="3720*"/>
    </style:style>
    <style:style style:name="Tabelle2.B" style:family="table-column">
      <style:table-column-properties style:column-width="9.102cm" style:rel-column-width="5160*"/>
    </style:style>
    <style:style style:name="Tabelle2.C" style:family="table-column">
      <style:table-column-properties style:column-width="1.349cm" style:rel-column-width="76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 <text:s text:c="6"/><text:span text:style-name="T2">Datum: </text:span></text:p>
      <text:h text:style-name="Heading_20_1" text:outline-level="1"><text:span text:style-name="T2">Code Review Checklist</text:span></text:h>
      <text:p text:style-name="P1">Reviewer: <text:tab/></text:p>
      <text:p text:style-name="P1">Use Case:<text:tab/></text:p>
      <text:p text:style-name="P1"/>
      <text:p text:style-name="P1"/>
      <text:h text:style-name="Heading_20_2" text:outline-level="2">1. Funktion</text:h>
      <table:table table:name="Funktion" table:style-name="Funktion">
        <table:table-column table:style-name="Funktion.A"/>
        <table:table-column table:style-name="Funktion.B"/>
        <table:table-column table:style-name="Funktion.C"/>
        <table:table-row>
          <table:table-cell table:style-name="Funktion.A1" office:value-type="string">
            <text:p text:style-name="Table_20_Contents">Beschreibung</text:p>
          </table:table-cell>
          <table:table-cell table:style-name="Funktion.A1" office:value-type="string">
            <text:p text:style-name="Table_20_Contents">Kommentar</text:p>
          </table:table-cell>
          <table:table-cell table:style-name="Funktion.C1" office:value-type="string">
            <text:p text:style-name="Table_20_Contents"/>
          </table:table-cell>
        </table:table-row>
        <table:table-row>
          <table:table-cell table:style-name="Funktion.A2" office:value-type="string">
            <text:p text:style-name="Table_20_Contents">Ist das Programm lauffähig?</text:p>
          </table:table-cell>
          <table:table-cell table:style-name="Funktion.A2" office:value-type="string">
            <text:p text:style-name="Table_20_Contents"/>
          </table:table-cell>
          <table:table-cell table:style-name="Funktion.C2" office:value-type="string">
            <text:p text:style-name="Table_20_Contents"/>
          </table:table-cell>
        </table:table-row>
        <table:table-row>
          <table:table-cell table:style-name="Funktion.A2" office:value-type="string">
            <text:p text:style-name="Table_20_Contents">Werden alle Tests erfüllt?</text:p>
          </table:table-cell>
          <table:table-cell table:style-name="Funktion.A2" office:value-type="string">
            <text:p text:style-name="Table_20_Contents"/>
          </table:table-cell>
          <table:table-cell table:style-name="Funktion.C2" office:value-type="string">
            <text:p text:style-name="Table_20_Contents"/>
          </table:table-cell>
        </table:table-row>
        <table:table-row>
          <table:table-cell table:style-name="Funktion.A2" office:value-type="string">
            <text:p text:style-name="Table_20_Contents">Ist der Programmfluss korrekt?</text:p>
            <text:p text:style-name="P2">Endlosschleifen, ..</text:p>
          </table:table-cell>
          <table:table-cell table:style-name="Funktion.A2" office:value-type="string">
            <text:p text:style-name="Table_20_Contents"/>
          </table:table-cell>
          <table:table-cell table:style-name="Funktion.C2" office:value-type="string">
            <text:p text:style-name="Table_20_Contents"/>
          </table:table-cell>
        </table:table-row>
        <table:table-row>
          <table:table-cell table:style-name="Funktion.A2" office:value-type="string">
            <text:p text:style-name="Table_20_Contents">Deck die Lösung (nur) die Aufgabe ab?</text:p>
            <text:p text:style-name="P2">Separation of concerns</text:p>
          </table:table-cell>
          <table:table-cell table:style-name="Funktion.A2" office:value-type="string">
            <text:p text:style-name="Table_20_Contents"/>
          </table:table-cell>
          <table:table-cell table:style-name="Funktion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2. Lösungsweg</text:h>
      <table:table table:name="Lösungsweg" table:style-name="Lösungsweg">
        <table:table-column table:style-name="Lösungsweg.A"/>
        <table:table-column table:style-name="Lösungsweg.B"/>
        <table:table-column table:style-name="Lösungsweg.C"/>
        <table:table-row>
          <table:table-cell table:style-name="Lösungsweg.A1" office:value-type="string">
            <text:p text:style-name="Table_20_Contents">Beschreibung</text:p>
          </table:table-cell>
          <table:table-cell table:style-name="Lösungsweg.A1" office:value-type="string">
            <text:p text:style-name="Table_20_Contents">Kommentar</text:p>
          </table:table-cell>
          <table:table-cell table:style-name="Lösungsweg.C1" office:value-type="string">
            <text:p text:style-name="Table_20_Contents"/>
          </table:table-cell>
        </table:table-row>
        <table:table-row>
          <table:table-cell table:style-name="Lösungsweg.A2" office:value-type="string">
            <text:p text:style-name="Table_20_Contents">Ist der Code effizient?</text:p>
            <text:p text:style-name="P2">Überflüssige Variablen/Abfragen/Schleifen</text:p>
          </table:table-cell>
          <table:table-cell table:style-name="Lösungsweg.A2" office:value-type="string">
            <text:p text:style-name="Table_20_Contents"/>
          </table:table-cell>
          <table:table-cell table:style-name="Lösungsweg.C2" office:value-type="string">
            <text:p text:style-name="Table_20_Contents"/>
          </table:table-cell>
        </table:table-row>
        <table:table-row>
          <table:table-cell table:style-name="Lösungsweg.A2" office:value-type="string">
            <text:p text:style-name="Table_20_Contents">Ist das Programmdesign gut gewählt?</text:p>
            <text:p text:style-name="Table_20_Contents"><text:span text:style-name="T1">Globale Variablen, Redundanz, Methoden</text:span></text:p>
          </table:table-cell>
          <table:table-cell table:style-name="Lösungsweg.A2" office:value-type="string">
            <text:p text:style-name="Table_20_Contents"/>
          </table:table-cell>
          <table:table-cell table:style-name="Lösungsweg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3. Dokumentation</text:h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Beschreibung</text:p>
          </table:table-cell>
          <table:table-cell table:style-name="Tabelle1.A1" office:value-type="string">
            <text:p text:style-name="Table_20_Contents">Kommentar</text:p>
          </table:table-cell>
          <table:table-cell table:style-name="Tabelle1.C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Sind die Kommentare ausreichend und verständlich?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Ist die Dokumentation einheitlich?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h text:style-name="Heading_20_2" text:outline-level="2">4. Präsentation</text:h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Contents">Beschreibung</text:p>
          </table:table-cell>
          <table:table-cell table:style-name="Tabelle2.A1" office:value-type="string">
            <text:p text:style-name="Table_20_Contents">Kommentar</text:p>
          </table:table-cell>
          <table:table-cell table:style-name="Tabelle2.C1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3">Ist der Code strukturiert?</text:p>
            <text:p text:style-name="P2">Einrückung, eine Anweisung pro Zeile</text:p>
          </table:table-cell>
          <table:table-cell table:style-name="Tabelle2.A2" office:value-type="string">
            <text:p text:style-name="Table_20_Contents"/>
          </table:table-cell>
          <table:table-cell table:style-name="Tabelle2.C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3">Ist die Benennung der Methoden sinnvoll?</text:p>
          </table:table-cell>
          <table:table-cell table:style-name="Tabelle2.A2" office:value-type="string">
            <text:p text:style-name="Table_20_Contents"/>
          </table:table-cell>
          <table:table-cell table:style-name="Tabelle2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9T12:28:24.87</meta:creation-date>
    <dc:date>2013-11-29T12:42:19.20</dc:date>
    <meta:editing-duration>PT14M</meta:editing-duration>
    <meta:editing-cycles>2</meta:editing-cycles>
    <meta:generator>OpenOffice.org/3.4.1$Win32 OpenOffice.org_project/341m1$Build-9593</meta:generator>
    <meta:document-statistic meta:table-count="4" meta:image-count="0" meta:object-count="0" meta:page-count="1" meta:paragraph-count="31" meta:word-count="87" meta:character-count="686"/>
  </office:meta>
</office:document-meta>
</file>